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1.3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118in" svg:height="5.578in" svg:x="0.0378in" svg:y="2.4031in">
            <draw:object draw:notify-on-update-of-ranges="Sheet1.D3:Sheet1.D3 Sheet1.B3:Sheet1.B3 Sheet1.B4:Sheet1.B12 Sheet1.E3:Sheet1.E3 Sheet1.E4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Groebner Basis for polynomials generated using UOV method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Input Equation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Output Equations</text:p>
          </table:table-cell>
          <table:table-cell table:style-name="ce2" office:value-type="string" calcext:value-type="string">
            <text:p>Loops made</text:p>
          </table:table-cell>
          <table:table-cell table:style-name="ce2" office:value-type="string" calcext:value-type="string">
            <text:p>Avg. Elapsed 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2514" calcext:value-type="float">
            <text:p>0.2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.5299" calcext:value-type="float">
            <text:p>0.5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1.7377" calcext:value-type="float">
            <text:p>1.7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3.2494" calcext:value-type="float">
            <text:p>3.24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6.8803" calcext:value-type="float">
            <text:p>6.8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38.0522" calcext:value-type="float">
            <text:p>38.0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office:value-type="float" office:value="41.4144" calcext:value-type="float">
            <text:p>41.4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382.3234" calcext:value-type="float">
            <text:p>382.3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  <table:table-cell office:value-type="float" office:value="963.981" calcext:value-type="float">
            <text:p>963.981</text:p>
          </table:table-cell>
        </table:table-row>
        <table:table-row table:style-name="ro1" table:number-rows-repeated="2">
          <table:table-cell table:style-name="ce4" table:number-columns-repeated="5"/>
        </table:table-row>
        <table:table-row table:style-name="ro1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4874in" fo:margin-right="0.252in" fo:border="0.06pt solid #000000" fo:padding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UOV</text:p>
      </style:header>
      <style:header-left style:display="false"/>
      <style:footer>
        <text:p><text:date style:data-style-name="N2" text:date-value="2015-05-25">00/00/0000</text:dat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6:47.818776783</meta:creation-date>
    <dc:date>2015-05-25T17:26:59.056477610</dc:date>
    <meta:editing-duration>PT8M38S</meta:editing-duration>
    <meta:editing-cycles>2</meta:editing-cycles>
    <meta:generator>LibreOffice/4.2.8.2$Linux_X86_64 LibreOffice_project/42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35cm" svg:height="14.169cm" xlink:href=".." xlink:type="simple" chart:class="chart:scatter" chart:style-name="ch1">
        <chart:title svg:x="5.022cm" svg:y="0.419cm" chart:style-name="ch2">
          <text:p>Average time to compute a Groebner Basis</text:p>
        </chart:title>
        <chart:subtitle svg:x="7.241cm" svg:y="1.513cm" chart:style-name="ch3">
          <text:p>Number variables vs. time</text:p>
        </chart:subtitle>
        <chart:legend chart:legend-position="top" svg:x="7.924cm" svg:y="2.399cm" style:legend-expansion="wide" chart:style-name="ch4"/>
        <chart:plot-area chart:style-name="ch5" table:cell-range-address="Sheet1.D3:Sheet1.E3 Sheet1.B3:Sheet1.B12 Sheet1.E4:Sheet1.E12" chart:data-source-has-labels="both" svg:x="1.461cm" svg:y="3.317cm" svg:width="17.488cm" svg:height="9.524cm">
          <chartooo:coordinate-region svg:x="2.514cm" svg:y="3.536cm" svg:width="16.233cm" svg:height="8.621cm"/>
          <chart:axis chart:dimension="x" chart:name="primary-x" chart:style-name="ch6" chartooo:axis-type="auto">
            <chart:title svg:x="8.811cm" svg:y="13.124cm" chart:style-name="ch7">
              <text:p>Number variables</text:p>
            </chart:title>
            <chart:categories table:cell-range-address="Sheet1.D3:Sheet1.D3"/>
            <chart:grid chart:style-name="ch8" chart:class="major"/>
          </chart:axis>
          <chart:axis chart:dimension="y" chart:name="primary-y" chart:style-name="ch6">
            <chart:title svg:x="0.451cm" svg:y="8.571cm" chart:style-name="ch9">
              <text:p>Secs.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Sheet1.E4:Sheet1.E12" chart:label-cell-address="Sheet1.E3:Sheet1.E3" chart:class="chart:scatter">
            <chart:domain table:cell-range-address="Sheet1.B4:Sheet1.B12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. Elapsed 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ps made</text:p>
                <draw:g>
                  <svg:desc>Sheet1.D3:Sheet1.D3</svg:desc>
                </draw:g>
              </table:table-cell>
              <table:table-cell office:value-type="float" office:value="9">
                <text:p>9</text:p>
                <draw:g>
                  <svg:desc>Sheet1.B4:Sheet1.B12</svg:desc>
                </draw:g>
              </table:table-cell>
              <table:table-cell office:value-type="float" office:value="0.2514">
                <text:p>0.2514</text:p>
                <draw:g>
                  <svg:desc>Sheet1.E4:Sheet1.E12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5299">
                <text:p>0.529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.7377">
                <text:p>1.737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.2494">
                <text:p>3.249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.8803">
                <text:p>6.880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38.0522">
                <text:p>38.052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1.4144">
                <text:p>41.414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382.3234">
                <text:p>382.323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963.981">
                <text:p>963.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